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00ccff"/>
    </style:style>
    <style:style style:name="ce3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)" office:value-type="float" office:value="79800" calcext:value-type="float">
            <text:p>7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+5000" office:value-type="float" office:value="79200" calcext:value-type="float">
            <text:p>79200</text:p>
          </table:table-cell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600" calcext:value-type="float">
            <text:p>600</text:p>
          </table:table-cell>
        </table:table-row>
        <table:table-row table:style-name="ro3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7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7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7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Taron</text:p>
          </table:table-cell>
          <table:table-cell table:style-name="ce7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7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Tina</text:p>
          </table:table-cell>
          <table:table-cell table:style-name="ce7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7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7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7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0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34" office:value-type="float" office:value="12100" calcext:value-type="float">
            <text:p>1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18:45:01.851411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3T18:47:54.808466806</dc:date>
    <meta:editing-duration>P3DT20H11M45S</meta:editing-duration>
    <meta:editing-cycles>1662</meta:editing-cycles>
    <meta:generator>LibreOffice/4.2.8.2$Linux_X86_64 LibreOffice_project/420m0$Build-2</meta:generator>
    <meta:document-statistic meta:table-count="11" meta:cell-count="3929" meta:object-count="0"/>
  </office:meta>
</office:document-meta>
</file>